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f1d7" officeooo:paragraph-rsid="001af1d7"/>
    </style:style>
    <style:style style:name="P2" style:family="paragraph" style:parent-style-name="Standard" style:list-style-name="L1">
      <style:text-properties officeooo:rsid="001c774a" officeooo:paragraph-rsid="001c77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2226799" text:style-name="L1">
        <text:list-item>
          <text:p text:style-name="P1">Create AWS Account </text:p>
          <text:p text:style-name="P1">https://docs.aws.amazon.com/apigateway/latest/developerguide/api-gateway-create-api-as-simple-proxy-for-lambda.html</text:p>
          <text:p text:style-name="P1"><text:span text:style-name="Strong_20_Emphasis">Invoke URL:</text:span> <text:a xlink:type="simple" xlink:href="https://84e88foco6.execute-api.us-east-1.amazonaws.com/test" office:target-frame-name="_blank" xlink:show="new" text:style-name="Internet_20_link" text:visited-style-name="Visited_20_Internet_20_Link">https://84e88foco6.execute-api.us-east-1.amazonaws.com/test</text:a> </text:p>
        </text:list-item>
        <text:list-item>
          <text:p text:style-name="P2">Change Lambda function code to:</text:p>
          <text:p text:style-name="P2">exports.handler = async (event) =&gt; {</text:p>
          <text:p text:style-name="P2"><text:s text:c="4"/>// TODO implement</text:p>
          <text:p text:style-name="P2"><text:s text:c="4"/>const response = {</text:p>
          <text:p text:style-name="P2"><text:s text:c="8"/>statusCode: 200,</text:p>
          <text:p text:style-name="P2"><text:s text:c="8"/>body: JSON.stringify('Hello World!'),</text:p>
          <text:p text:style-name="P2"><text:s text:c="4"/>};</text:p>
          <text:p text:style-name="P2"><text:s text:c="4"/>return response;</text:p>
          <text:p text:style-name="P2">};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3:10.956942153</meta:creation-date>
    <dc:date>2019-12-28T13:45:20.133318910</dc:date>
    <meta:editing-duration>PT21M48S</meta:editing-duration>
    <meta:editing-cycles>1</meta:editing-cycles>
    <meta:document-statistic meta:table-count="0" meta:image-count="0" meta:object-count="0" meta:page-count="1" meta:paragraph-count="12" meta:word-count="36" meta:character-count="417" meta:non-whitespace-character-count="361"/>
    <meta:generator>LibreOffice/6.0.7.3$Linux_X86_64 LibreOffice_project/00m0$Build-3</meta:generator>
  </office:meta>
</office:document-meta>
</file>